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dafc" officeooo:paragraph-rsid="001ed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 Elisa a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09:25:51.424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2.2.2$Windows_X86_64 LibreOffice_project/02b2acce88a210515b4a5bb2e46cbfb63fe97d56</meta:generator>
  </office:meta>
</office:document-meta>
</file>